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HUAMAN ALCARRAZ, ANGEL PORFIRI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HUAMAN ALCARRAZ, ANGEL PORFIRI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8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6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ROJO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3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50031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2T21:48:06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